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3333" officeooo:rsid="00027c78" officeooo:paragraph-rsid="00027c78"/>
    </style:style>
    <style:style style:name="P2" style:family="paragraph" style:parent-style-name="Standard">
      <style:text-properties fo:color="#ff3333" officeooo:rsid="0002f191" officeooo:paragraph-rsid="0002f191"/>
    </style:style>
    <style:style style:name="P3" style:family="paragraph" style:parent-style-name="Standard">
      <style:text-properties fo:color="#ff3333" officeooo:paragraph-rsid="0002f191"/>
    </style:style>
    <style:style style:name="P4" style:family="paragraph" style:parent-style-name="Standard">
      <style:text-properties fo:color="#ff3333" officeooo:rsid="000848f3" officeooo:paragraph-rsid="000848f3"/>
    </style:style>
    <style:style style:name="P5" style:family="paragraph" style:parent-style-name="Standard">
      <style:text-properties officeooo:rsid="0002f191" officeooo:paragraph-rsid="0002f191"/>
    </style:style>
    <style:style style:name="P6" style:family="paragraph" style:parent-style-name="Standard">
      <style:text-properties officeooo:paragraph-rsid="00059744"/>
    </style:style>
    <style:style style:name="P7" style:family="paragraph" style:parent-style-name="Standard">
      <style:text-properties officeooo:rsid="000848f3" officeooo:paragraph-rsid="000848f3"/>
    </style:style>
    <style:style style:name="P8" style:family="paragraph" style:parent-style-name="Standard">
      <style:text-properties officeooo:rsid="0008d31f" officeooo:paragraph-rsid="0008d31f"/>
    </style:style>
    <style:style style:name="P9" style:family="paragraph" style:parent-style-name="Text_20_body">
      <style:text-properties fo:color="#ff3333"/>
    </style:style>
    <style:style style:name="P10" style:family="paragraph" style:parent-style-name="Text_20_body">
      <style:text-properties officeooo:paragraph-rsid="00059744"/>
    </style:style>
    <style:style style:name="P11" style:family="paragraph" style:parent-style-name="Text_20_body">
      <style:paragraph-properties fo:margin-left="0cm" fo:margin-right="0cm" fo:margin-top="0cm" fo:margin-bottom="0.265cm" loext:contextual-spacing="false" style:line-height-at-least="0.45cm" fo:widows="1" fo:text-indent="0cm" style:auto-text-indent="false" fo:padding="0cm" fo:border="none"/>
      <style:text-properties officeooo:paragraph-rsid="00059744"/>
    </style:style>
    <style:style style:name="P12" style:family="paragraph" style:parent-style-name="Text_20_body">
      <style:paragraph-properties fo:margin-left="0cm" fo:margin-right="0cm" fo:margin-top="0cm" fo:margin-bottom="0.529cm" loext:contextual-spacing="false" style:line-height-at-least="0.45cm" fo:widows="1" fo:text-indent="0cm" style:auto-text-indent="false"/>
      <style:text-properties fo:font-variant="normal" fo:text-transform="none" fo:color="#404040" style:font-name="Arial" fo:font-size="9.75pt" fo:letter-spacing="normal" fo:font-style="normal" fo:font-weight="normal"/>
    </style:style>
    <style:style style:name="P13" style:family="paragraph" style:parent-style-name="Preformatted_20_Text">
      <style:text-properties fo:font-variant="normal" fo:text-transform="none" fo:color="#ff3333" style:font-name="Menlo" fo:font-size="9.75pt" fo:letter-spacing="normal" fo:font-style="normal" fo:font-weight="normal" officeooo:rsid="000848f3" officeooo:paragraph-rsid="000848f3" fo:background-color="#f6f6f6" fo:padding="0.265cm" fo:border="0.06pt solid #cccccc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line-height="142%" fo:widows="1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ff3333" style:font-name="Menlo" fo:font-size="9.75pt" fo:letter-spacing="normal" fo:font-style="normal" fo:font-weight="normal" fo:padding="0cm" fo:border="none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line-height="142%" fo:widows="1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ff3333" style:font-name="Menlo" fo:font-size="9.75pt" fo:letter-spacing="normal" fo:font-style="normal" fo:font-weight="normal" fo:background-color="#f6f6f6" fo:padding="0.265cm" fo:border="0.06pt solid #cccccc"/>
    </style:style>
    <style:style style:name="P16" style:family="paragraph" style:parent-style-name="Preformatted_20_Text">
      <style:paragraph-properties fo:margin-top="0cm" fo:margin-bottom="0cm" loext:contextual-spacing="false" fo:line-height="142%" fo:widows="1" fo:background-color="transparent" fo:padding="0cm" fo:border="none">
        <style:background-image/>
      </style:paragraph-properties>
      <style:text-properties fo:font-variant="normal" fo:text-transform="none" fo:color="#ff3333" fo:letter-spacing="normal" fo:padding="0cm" fo:border="none"/>
    </style:style>
    <style:style style:name="P17" style:family="paragraph" style:parent-style-name="Preformatted_20_Text">
      <style:paragraph-properties fo:margin-top="0cm" fo:margin-bottom="0cm" loext:contextual-spacing="false" fo:line-height="142%" fo:widows="1" fo:background-color="transparent" fo:padding="0cm" fo:border="none">
        <style:background-image/>
      </style:paragraph-properties>
      <style:text-properties fo:color="#ff3333"/>
    </style:style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0000ff" style:font-name="lucidatypewriter" fo:font-size="10pt" style:font-size-asian="10pt"/>
    </style:style>
    <style:style style:name="T3" style:family="text">
      <style:text-properties fo:color="#228b22" style:font-name="lucidatypewriter" fo:font-size="10pt" style:font-size-asian="10pt"/>
    </style:style>
    <style:style style:name="T4" style:family="text">
      <style:text-properties style:font-name="lucidatypewriter" fo:font-size="10pt" style:font-size-asian="10pt"/>
    </style:style>
    <style:style style:name="T5" style:family="text">
      <style:text-properties fo:font-variant="normal" fo:text-transform="none" style:text-line-through-style="none" style:text-line-through-type="none" style:font-name="Menlo" fo:font-size="9.75pt" fo:letter-spacing="normal" fo:font-style="normal" style:text-underline-style="none" fo:font-weight="normal" style:text-blinking="false" fo:background-color="transparent" loext:char-shading-value="0" fo:padding="0cm" fo:border="none"/>
    </style:style>
    <style:style style:name="T6" style:family="text">
      <style:text-properties fo:font-variant="normal" fo:text-transform="none" fo:color="#404040" style:font-name="Arial" fo:font-size="9.75pt" fo:letter-spacing="normal" fo:font-style="normal" fo:font-weight="normal"/>
    </style:style>
    <style:style style:name="T7" style:family="text">
      <style:text-properties fo:font-variant="normal" fo:text-transform="none" fo:color="#404040" style:font-name="Menlo" fo:font-size="9.75pt" fo:letter-spacing="normal" fo:font-style="normal" fo:font-weight="normal" fo:background-color="transparent" loext:char-shading-value="0" fo:padding="0cm" fo:border="none"/>
    </style:style>
    <style:style style:name="T8" style:family="text">
      <style:text-properties fo:font-variant="normal" fo:text-transform="none" fo:color="#404040" style:font-name="Menlo" fo:font-size="9.75pt" fo:letter-spacing="normal" fo:font-style="normal" fo:font-weight="normal" fo:padding="0cm" fo:border="none"/>
    </style:style>
    <style:style style:name="T9" style:family="text">
      <style:text-properties fo:font-variant="normal" fo:text-transform="none" fo:color="#404040" fo:letter-spacing="normal"/>
    </style:style>
    <style:style style:name="T10" style:family="text">
      <style:text-properties fo:font-variant="normal" fo:text-transform="none" fo:color="#004b87" style:text-line-through-style="none" style:text-line-through-type="none" style:font-name="Menlo" fo:font-size="9.75pt" fo:letter-spacing="normal" fo:font-style="normal" style:text-underline-style="none" fo:font-weight="normal" style:text-blinking="false" fo:background-color="transparent" loext:char-shading-value="0" fo:padding="0cm" fo:border="none"/>
    </style:style>
    <style:style style:name="T11" style:family="text">
      <style:text-properties fo:font-variant="normal" fo:text-transform="none" style:font-name="Menlo" fo:font-size="9.75pt" fo:letter-spacing="normal" fo:font-style="normal" fo:font-weight="normal" fo:background-color="transparent" loext:char-shading-value="0" fo:padding="0cm" fo:border="none"/>
    </style:style>
    <style:style style:name="T12" style:family="text">
      <style:text-properties fo:font-variant="normal" fo:text-transform="none" style:font-name="Menlo" fo:font-size="9.75pt" fo:letter-spacing="normal" fo:font-style="normal" fo:font-weight="normal" fo:padding="0cm" fo:border="none"/>
    </style:style>
    <style:style style:name="T13" style:family="text">
      <style:text-properties fo:font-variant="normal" fo:text-transform="none" fo:letter-spacing="normal"/>
    </style:style>
    <style:style style:name="T14" style:family="text">
      <style:text-properties fo:font-variant="normal" fo:text-transform="none" style:font-name="Arial" fo:font-size="9.75pt" fo:letter-spacing="normal" fo:font-style="normal" fo:font-weight="normal"/>
    </style:style>
    <style:style style:name="T15" style:family="text">
      <style:text-properties fo:font-variant="normal" fo:text-transform="none" style:font-name="Arial" fo:font-size="9.75pt" fo:letter-spacing="normal" fo:font-style="normal" fo:font-weight="normal" officeooo:rsid="0002f191"/>
    </style:style>
    <style:style style:name="T16" style:family="text">
      <style:text-properties fo:font-variant="normal" fo:text-transform="none" fo:color="#ff3333" style:font-name="Menlo" fo:font-size="9.75pt" fo:letter-spacing="normal" fo:font-style="normal" fo:font-weight="normal" fo:background-color="transparent" loext:char-shading-value="0" fo:padding="0cm" fo:border="none"/>
    </style:style>
    <style:style style:name="T17" style:family="text">
      <style:text-properties fo:font-variant="normal" fo:text-transform="none" fo:color="#ff3333" style:font-name="Menlo" fo:font-size="9.75pt" fo:letter-spacing="normal" fo:font-style="normal" fo:font-weight="normal" fo:padding="0cm" fo:border="none"/>
    </style:style>
    <style:style style:name="T18" style:family="text">
      <style:text-properties fo:font-variant="normal" fo:text-transform="none" fo:color="#ff3333" style:text-line-through-style="none" style:text-line-through-type="none" style:font-name="Menlo" fo:font-size="9.75pt" fo:letter-spacing="normal" fo:font-style="normal" style:text-underline-style="none" fo:font-weight="normal" style:text-blinking="false" fo:background-color="transparent" loext:char-shading-value="0" fo:padding="0cm" fo:border="none"/>
    </style:style>
    <style:style style:name="T19" style:family="text">
      <style:text-properties fo:font-variant="normal" fo:text-transform="none" fo:color="#ff3333" fo:letter-spacing="normal"/>
    </style:style>
    <style:style style:name="T20" style:family="text">
      <style:text-properties fo:font-variant="normal" fo:text-transform="none" fo:color="#ff3333" style:font-name="Arial" fo:font-size="9.75pt" fo:letter-spacing="normal" fo:font-style="normal" fo:font-weight="normal"/>
    </style:style>
    <style:style style:name="T21" style:family="text">
      <style:text-properties fo:font-variant="normal" fo:text-transform="none" fo:color="#ff3333" style:font-name="Arial" fo:font-size="9.75pt" fo:letter-spacing="normal" fo:font-style="normal" fo:font-weight="normal" fo:padding="0cm" fo:border="none"/>
    </style:style>
    <style:style style:name="T22" style:family="text">
      <style:text-properties fo:font-variant="normal" fo:text-transform="none" fo:color="#000000" style:font-name="lucidatypewriter" fo:font-size="10pt" fo:letter-spacing="normal" fo:font-style="normal" fo:font-weight="normal" style:font-size-asian="10pt"/>
    </style:style>
    <style:style style:name="T23" style:family="text">
      <style:text-properties style:font-name="Menlo" fo:font-size="9.75pt" fo:font-style="normal" fo:font-weight="normal"/>
    </style:style>
    <style:style style:name="T24" style:family="text">
      <style:text-properties fo:color="#ff3333"/>
    </style:style>
    <style:style style:name="T25" style:family="text">
      <style:text-properties fo:color="#ff3333" style:font-name="Menlo" fo:background-color="transparent" loext:char-shading-value="0" fo:padding="0cm" fo:border="none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function</text:span><text:span text:style-name="T1"> [amp, f, ph] = fourierseries(data, Fs, window)</text:span></text:p>
      <text:p text:style-name="Standard"><text:span text:style-name="T3">%FOURIERSERIES <text:s text:c="2"/>Fourier series of a time series.</text:span></text:p>
      <text:p text:style-name="Standard"><text:span text:style-name="T3">%</text:span></text:p>
      <text:p text:style-name="Standard"><text:span text:style-name="T3">% <text:s text:c="2"/>[fft_amplitude, f, fft_phase] = FOURIERSERIES(data, Fs, window)</text:span></text:p>
      <text:p text:style-name="Standard"><text:span text:style-name="T3"><text:s/></text:span></text:p>
      <text:p text:style-name="Standard"><text:span text:style-name="T3">% <text:s text:c="2"/>Copyright (C) 2014 CNPEM</text:span></text:p>
      <text:p text:style-name="Standard"><text:span text:style-name="T3">% <text:s text:c="2"/>Licensed under GNU Lesser General Public License v3.0 (LGPL)</text:span></text:p>
      <text:p text:style-name="Standard"><text:span text:style-name="T3"><text:s/></text:span></text:p>
      <text:p text:style-name="Standard"><text:span text:style-name="T2">if</text:span><text:span text:style-name="T1"> any(size(data) == 1)</text:span></text:p>
      <text:p text:style-name="Standard"><text:span text:style-name="T1"><text:s text:c="4"/>data = data(:);</text:span></text:p>
      <text:p text:style-name="Standard"><text:span text:style-name="T2">end</text:span></text:p>
      <text:p text:style-name="Standard"/>
      <text:p text:style-name="P1"><text:span text:style-name="T4">data = data(:)</text:span></text:p>
      <text:p text:style-name="P1"><text:span text:style-name="T4">Faz a transposta de data</text:span></text:p>
      <text:p text:style-name="P1"/>
      <text:p text:style-name="P1"><text:span text:style-name="T4">Exemplo:</text:span></text:p>
      <text:p text:style-name="P1"/>
      <text:p text:style-name="P1"><text:span text:style-name="T4">&gt;&gt; y</text:span></text:p>
      <text:p text:style-name="P1"><text:span text:style-name="T4">y =</text:span></text:p>
      <text:p text:style-name="P1"/>
      <text:p text:style-name="P1"><text:span text:style-name="T4"><text:s text:c="5"/>1 <text:s text:c="4"/>2 <text:s text:c="4"/>3</text:span></text:p>
      <text:p text:style-name="P1"/>
      <text:p text:style-name="P1"><text:span text:style-name="T4">&gt;&gt; y=y(:)</text:span></text:p>
      <text:p text:style-name="P1"><text:span text:style-name="T4">y =</text:span></text:p>
      <text:p text:style-name="P1"/>
      <text:p text:style-name="P1"><text:span text:style-name="T4"><text:s text:c="5"/>1</text:span></text:p>
      <text:p text:style-name="P1"><text:span text:style-name="T4"><text:s text:c="5"/>2</text:span></text:p>
      <text:p text:style-name="P1"><text:span text:style-name="T4"><text:s text:c="5"/>3</text:span></text:p>
      <text:p text:style-name="Standard"><text:span text:style-name="T2"><text:s/></text:span></text:p>
      <text:p text:style-name="Standard"><text:span text:style-name="T1">npts = size(data,1);</text:span></text:p>
      <text:p text:style-name="Standard"/>
      <text:p text:style-name="Standard"><text:span text:style-name="Source_20_Text"><text:span text:style-name="T16">size(</text:span></text:span><text:a xlink:type="simple" xlink:href="https://www.mathworks.com/help/matlab/ref/size.html#inputarg_A" text:style-name="Internet_20_link" text:visited-style-name="Visited_20_Internet_20_Link"><text:span text:style-name="Source_20_Text"><text:span text:style-name="T18">A</text:span></text:span></text:a><text:span text:style-name="Source_20_Text"><text:span text:style-name="T16">)</text:span></text:span><text:span text:style-name="T19"> </text:span><text:span text:style-name="T20">returns a row vector whose elements contain the length of the corresponding dimension of </text:span><text:span text:style-name="Source_20_Text"><text:span text:style-name="T17">A</text:span></text:span><text:span text:style-name="T20">. For example, if </text:span><text:span text:style-name="Source_20_Text"><text:span text:style-name="T17">A</text:span></text:span><text:span text:style-name="T19"> </text:span><text:span text:style-name="T20">is a 3-by-4 matrix, then </text:span><text:span text:style-name="Source_20_Text"><text:span text:style-name="T17">size(A)</text:span></text:span><text:span text:style-name="T20">returns the vector </text:span><text:span text:style-name="Source_20_Text"><text:span text:style-name="T17">[3 4]</text:span></text:span><text:span text:style-name="T20">. The length of </text:span><text:span text:style-name="Source_20_Text"><text:span text:style-name="T17">sz</text:span></text:span><text:span text:style-name="T19"> </text:span><text:span text:style-name="T20">is </text:span><text:span text:style-name="Source_20_Text"><text:span text:style-name="T17">ndims(A)</text:span></text:span><text:span text:style-name="T20">.</text:span></text:p>
      <text:p text:style-name="P3"><text:span text:style-name="T15">ou seja, </text:span></text:p>
      <text:p text:style-name="P2"><text:span text:style-name="T14">size(A) = (Número de linhas, Número de Colunas)</text:span></text:p>
      <text:p text:style-name="P2"><text:span text:style-name="T14"/></text:p>
      <text:p text:style-name="P5"><text:span text:style-name="Source_20_Text"><text:span text:style-name="T16">size(</text:span></text:span><text:a xlink:type="simple" xlink:href="https://www.mathworks.com/help/matlab/ref/size.html#inputarg_A" text:style-name="Internet_20_link" text:visited-style-name="Visited_20_Internet_20_Link"><text:span text:style-name="Source_20_Text"><text:span text:style-name="T18">A</text:span></text:span></text:a><text:span text:style-name="Source_20_Text"><text:span text:style-name="T16">,</text:span></text:span><text:a xlink:type="simple" xlink:href="https://www.mathworks.com/help/matlab/ref/size.html#inputarg_dim" text:style-name="Internet_20_link" text:visited-style-name="Visited_20_Internet_20_Link"><text:span text:style-name="Source_20_Text"><text:span text:style-name="T18">dim</text:span></text:span></text:a><text:span text:style-name="Source_20_Text"><text:span text:style-name="T16">)</text:span></text:span><text:span text:style-name="T19"> </text:span><text:span text:style-name="T20">returns the length of dimension </text:span><text:span text:style-name="Source_20_Text"><text:span text:style-name="T17">dim</text:span></text:span></text:p>
      <text:p text:style-name="P5"><text:span text:style-name="Source_20_Text"><text:span text:style-name="T21">ou seja,</text:span></text:span></text:p>
      <text:p text:style-name="P5"><text:span text:style-name="Source_20_Text"><text:span text:style-name="T21">Retorna o número de linhas para a matriz de dimensão especificada (ou seja, retorna o número de linhas que tem na matriz).</text:span></text:span></text:p>
      <text:p text:style-name="P5"/>
      <text:p text:style-name="Standard"><text:span text:style-name="T1"><text:s/></text:span></text:p>
      <text:p text:style-name="P6"><text:span text:style-name="T2">if</text:span><text:span text:style-name="T1"> nargin &lt; 2 || isempty(Fs)</text:span></text:p>
      <text:p text:style-name="P6"><text:span text:style-name="T1"><text:s text:c="4"/>Fs = 1;</text:span></text:p>
      <text:p text:style-name="Standard"><text:span text:style-name="T2">end</text:span></text:p>
      <text:p text:style-name="P10"><text:span text:style-name="Source_20_Text"><text:span text:style-name="T16">nargin</text:span></text:span><text:span text:style-name="T20"> returns the number of input arguments passed in the call to the currently executing function. Use this </text:span><text:span text:style-name="Source_20_Text"><text:span text:style-name="T16">nargin</text:span></text:span><text:span text:style-name="T20"> syntax only in the body of a function.</text:span></text:p>
      <text:p text:style-name="P11"><draw:frame draw:style-name="fr1" draw:name="bsyjik4-1" text:anchor-type="paragraph" svg:width="0.041cm" draw:z-index="0"><draw:text-box fo:min-height="0.041cm"><text:p text:style-name="Text_20_body"/></draw:text-box></draw:frame><text:span text:style-name="Source_20_Text"><text:span text:style-name="T16">nargin(</text:span></text:span><text:a xlink:type="simple" xlink:href="https://www.mathworks.com/help/matlab/ref/nargin.html#inputarg_fx" text:style-name="Internet_20_link" text:visited-style-name="Visited_20_Internet_20_Link"><text:span text:style-name="Source_20_Text"><text:span text:style-name="T18">fx</text:span></text:span></text:a><text:span text:style-name="Source_20_Text"><text:span text:style-name="T16">)</text:span></text:span><text:span text:style-name="T20"> returns the number of input arguments that appear in the definition statement for function </text:span><text:span text:style-name="Source_20_Text"><text:span text:style-name="T16">fx</text:span></text:span><text:span text:style-name="T20">.</text:span></text:p>
      <text:p text:style-name="Standard"/>
      <text:p text:style-name="Standard"><text:span text:style-name="T2">if</text:span><text:span text:style-name="T1"> nargin &lt; 3 || isempty(window)</text:span></text:p>
      <text:p text:style-name="Standard"><text:span text:style-name="T1"><text:s text:c="4"/>window = rectwin(npts);</text:span></text:p>
      <text:p text:style-name="Standard"><text:span text:style-name="T2">end</text:span></text:p>
      <text:p text:style-name="Standard"/>
      <text:p text:style-name="Text_20_body"><text:span text:style-name="Source_20_Text"><text:span text:style-name="T25">w = rectwin(L)</text:span></text:span><text:span text:style-name="T24"> returns a rectangular window of length </text:span><text:span text:style-name="Source_20_Text"><text:span text:style-name="T25">L</text:span></text:span><text:span text:style-name="T24"> in the column vector </text:span><text:span text:style-name="Source_20_Text"><text:span text:style-name="T25">w</text:span></text:span><text:span text:style-name="T24">. This function is provided for completeness; a rectangular window is equivalent to no window at all.</text:span></text:p>
      <text:p text:style-name="P12"/>
      <text:p text:style-name="Standard"><text:soft-page-break/></text:p>
      <text:p text:style-name="P9"><text:span text:style-name="T20"/></text:p>
      <text:p text:style-name="Standard"/>
      <text:p text:style-name="Standard"><text:span text:style-name="T2"/></text:p>
      <text:p text:style-name="Standard"><text:span text:style-name="T1">window = window(:);</text:span></text:p>
      <text:p text:style-name="Standard"><text:span text:style-name="T1"><text:s/></text:span></text:p>
      <text:p text:style-name="Standard"><text:span text:style-name="T1">data = data.*repmat(window, 1, size(data,2));</text:span></text:p>
      <text:p text:style-name="Standard"/>
      <text:p text:style-name="Standard"><text:span text:style-name="Source_20_Text"><text:span text:style-name="T16">repmat(</text:span></text:span><text:a xlink:type="simple" xlink:href="https://www.mathworks.com/help/matlab/ref/repmat.html#inputarg_A" text:style-name="Internet_20_link" text:visited-style-name="Visited_20_Internet_20_Link"><text:span text:style-name="Source_20_Text"><text:span text:style-name="T18">A</text:span></text:span></text:a><text:span text:style-name="Source_20_Text"><text:span text:style-name="T16">,</text:span></text:span><text:a xlink:type="simple" xlink:href="https://www.mathworks.com/help/matlab/ref/repmat.html#inputarg_r1rN" text:style-name="Internet_20_link" text:visited-style-name="Visited_20_Internet_20_Link"><text:span text:style-name="Source_20_Text"><text:span text:style-name="T18">r1,...,rN</text:span></text:span></text:a><text:span text:style-name="Source_20_Text"><text:span text:style-name="T16">)</text:span></text:span><text:span text:style-name="T19"> </text:span><text:span text:style-name="T20">specifies a list of scalars, </text:span><text:span text:style-name="Source_20_Text"><text:span text:style-name="T17">r1,..,rN</text:span></text:span><text:span text:style-name="T20">, that describes how copies of </text:span><text:span text:style-name="Source_20_Text"><text:span text:style-name="T17">A</text:span></text:span><text:span text:style-name="T19"> </text:span><text:span text:style-name="T20">are arranged in each dimension. When </text:span><text:span text:style-name="Source_20_Text"><text:span text:style-name="T17">A</text:span></text:span><text:span text:style-name="T19"> </text:span><text:span text:style-name="T20">has </text:span><text:span text:style-name="Source_20_Text"><text:span text:style-name="T17">N</text:span></text:span><text:span text:style-name="T19"> </text:span><text:span text:style-name="T20">dimensions, the size of </text:span><text:span text:style-name="Source_20_Text"><text:span text:style-name="T17">B</text:span></text:span><text:span text:style-name="T19"> </text:span><text:span text:style-name="T20">is </text:span><text:span text:style-name="Source_20_Text"><text:span text:style-name="T17">size(A).*[r1...rN]</text:span></text:span><text:span text:style-name="T20">. For example, </text:span><text:span text:style-name="Source_20_Text"><text:span text:style-name="T17">repmat([1 2; 3 4],2,3)</text:span></text:span><text:span text:style-name="T19"> </text:span><text:span text:style-name="T20">returns a 4-by-6 matrix.</text:span></text:p>
      <text:p text:style-name="Standard"/>
      <text:p text:style-name="P7"><text:span text:style-name="T20">No nosso caso, </text:span></text:p>
      <text:p text:style-name="P7"><text:span text:style-name="T20">&gt; window é uma matriz de 1 do tipo [Número_pontos_FFT linhas,1]</text:span></text:p>
      <text:p text:style-name="P7"><text:span text:style-name="T20">&gt; size(data,2) retorna o valor 1, pois não temos matrizes com mais de 1 dimensão</text:span></text:p>
      <text:p text:style-name="P7"/>
      <text:p text:style-name="P7"><text:span text:style-name="T20">o r1 replicaria o conjunto de dados de A r1 vezes linhas, ja o r2 faria semelhante para o número de colunas, conforme exemplo abaixo:</text:span></text:p>
      <text:p text:style-name="P7"/>
      <text:p text:style-name="P13">A = diag([100 200 300])</text:p>
      <text:p text:style-name="P14">A =</text:p>
      <text:p text:style-name="P17"/>
      <text:p text:style-name="P16"><text:s text:c="3"/><text:span text:style-name="T23">100 <text:s text:c="4"/>0 <text:s text:c="4"/>0</text:span></text:p>
      <text:p text:style-name="P16"><text:s text:c="5"/><text:span text:style-name="T23">0 <text:s text:c="2"/>200 <text:s text:c="4"/>0</text:span></text:p>
      <text:p text:style-name="P16"><text:s text:c="5"/><text:span text:style-name="T23">0 <text:s text:c="4"/>0 <text:s text:c="2"/>300</text:span></text:p>
      <text:p text:style-name="P17"/>
      <text:p text:style-name="P15">B = repmat(A,2)</text:p>
      <text:p text:style-name="P14">B =</text:p>
      <text:p text:style-name="P17"/>
      <text:p text:style-name="P16"><text:s text:c="3"/><text:span text:style-name="T23">100 <text:s text:c="4"/>0 <text:s text:c="4"/>0 <text:s text:c="2"/>100 <text:s text:c="4"/>0 <text:s text:c="4"/>0</text:span></text:p>
      <text:p text:style-name="P16"><text:s text:c="5"/><text:span text:style-name="T23">0 <text:s text:c="2"/>200 <text:s text:c="4"/>0 <text:s text:c="4"/>0 <text:s text:c="2"/>200 <text:s text:c="4"/>0</text:span></text:p>
      <text:p text:style-name="P16"><text:s text:c="5"/><text:span text:style-name="T23">0 <text:s text:c="4"/>0 <text:s text:c="2"/>300 <text:s text:c="4"/>0 <text:s text:c="4"/>0 <text:s text:c="2"/>300</text:span></text:p>
      <text:p text:style-name="P16"><text:s text:c="3"/><text:span text:style-name="T23">100 <text:s text:c="4"/>0 <text:s text:c="4"/>0 <text:s text:c="2"/>100 <text:s text:c="4"/>0 <text:s text:c="4"/>0</text:span></text:p>
      <text:p text:style-name="P16"><text:s text:c="5"/><text:span text:style-name="T23">0 <text:s text:c="2"/>200 <text:s text:c="4"/>0 <text:s text:c="4"/>0 <text:s text:c="2"/>200 <text:s text:c="4"/>0</text:span></text:p>
      <text:p text:style-name="P16"><text:s text:c="5"/><text:span text:style-name="T23">0 <text:s text:c="4"/>0 <text:s text:c="2"/>300 <text:s text:c="4"/>0 <text:s text:c="4"/>0 <text:s text:c="2"/>300</text:span></text:p>
      <text:p text:style-name="P4"/>
      <text:p text:style-name="P13">A = diag([100 200 300])</text:p>
      <text:p text:style-name="P14">A =</text:p>
      <text:p text:style-name="P17"/>
      <text:p text:style-name="P16"><text:s text:c="3"/><text:span text:style-name="T23">100 <text:s text:c="4"/>0 <text:s text:c="4"/>0</text:span></text:p>
      <text:p text:style-name="P16"><text:s text:c="5"/><text:span text:style-name="T23">0 <text:s text:c="2"/>200 <text:s text:c="4"/>0</text:span></text:p>
      <text:p text:style-name="P16"><text:s text:c="5"/><text:span text:style-name="T23">0 <text:s text:c="4"/>0 <text:s text:c="2"/>300</text:span></text:p>
      <text:p text:style-name="P17"/>
      <text:p text:style-name="P15"><text:soft-page-break/>B = repmat(A,2,3)</text:p>
      <text:p text:style-name="P14">B =</text:p>
      <text:p text:style-name="P17"/>
      <text:p text:style-name="P16"><text:s text:c="3"/><text:span text:style-name="T23">100 <text:s text:c="4"/>0 <text:s text:c="4"/>0 <text:s text:c="2"/>100 <text:s text:c="4"/>0 <text:s text:c="4"/>0 <text:s text:c="2"/>100 <text:s text:c="4"/>0 <text:s text:c="4"/>0</text:span></text:p>
      <text:p text:style-name="P16"><text:s text:c="5"/><text:span text:style-name="T23">0 <text:s text:c="2"/>200 <text:s text:c="4"/>0 <text:s text:c="4"/>0 <text:s text:c="2"/>200 <text:s text:c="4"/>0 <text:s text:c="4"/>0 <text:s text:c="2"/>200 <text:s text:c="4"/>0</text:span></text:p>
      <text:p text:style-name="P16"><text:s text:c="5"/><text:span text:style-name="T23">0 <text:s text:c="4"/>0 <text:s text:c="2"/>300 <text:s text:c="4"/>0 <text:s text:c="4"/>0 <text:s text:c="2"/>300 <text:s text:c="4"/>0 <text:s text:c="4"/>0 <text:s text:c="2"/>300</text:span></text:p>
      <text:p text:style-name="P16"><text:s text:c="3"/><text:span text:style-name="T23">100 <text:s text:c="4"/>0 <text:s text:c="4"/>0 <text:s text:c="2"/>100 <text:s text:c="4"/>0 <text:s text:c="4"/>0 <text:s text:c="2"/>100 <text:s text:c="4"/>0 <text:s text:c="4"/>0</text:span></text:p>
      <text:p text:style-name="P16"><text:s text:c="5"/><text:span text:style-name="T23">0 <text:s text:c="2"/>200 <text:s text:c="4"/>0 <text:s text:c="4"/>0 <text:s text:c="2"/>200 <text:s text:c="4"/>0 <text:s text:c="4"/>0 <text:s text:c="2"/>200 <text:s text:c="4"/>0</text:span></text:p>
      <text:p text:style-name="P16"><text:s text:c="5"/><text:span text:style-name="T23">0 <text:s text:c="4"/>0 <text:s text:c="2"/>300 <text:s text:c="4"/>0 <text:s text:c="4"/>0 <text:s text:c="2"/>300 <text:s text:c="4"/>0 <text:s text:c="4"/>0 <text:s text:c="2"/>300</text:span></text:p>
      <text:p text:style-name="P4"><text:span text:style-name="T14"/></text:p>
      <text:p text:style-name="P4">No nosso caso, como r1=r2=1, não faz mudança nenhuma na matriz</text:p>
      <text:p text:style-name="Standard"><text:span text:style-name="T22"/></text:p>
      <text:p text:style-name="Standard"><text:span text:style-name="T1">amp = abs(fft(data))/npts;</text:span></text:p>
      <text:p text:style-name="Standard"><text:span text:style-name="T1">ph = angle(fft(data));</text:span></text:p>
      <text:p text:style-name="Standard"><text:span text:style-name="T1"><text:s/></text:span></text:p>
      <text:p text:style-name="Standard"><text:span text:style-name="T1">half_npts = ceil((npts+1)/2);</text:span></text:p>
      <text:p text:style-name="Standard"/>
      <text:p text:style-name="Standard"><text:span text:style-name="Source_20_Text"><text:span text:style-name="T16">Y = ceil(</text:span></text:span><text:a xlink:type="simple" xlink:href="https://www.mathworks.com/help/matlab/ref/ceil.html#inputarg_X" text:style-name="Internet_20_link" text:visited-style-name="Visited_20_Internet_20_Link"><text:span text:style-name="Source_20_Text"><text:span text:style-name="T18">X</text:span></text:span></text:a><text:span text:style-name="Source_20_Text"><text:span text:style-name="T16">)</text:span></text:span><text:span text:style-name="T19"> </text:span><text:span text:style-name="T20">rounds each element of </text:span><text:span text:style-name="Source_20_Text"><text:span text:style-name="T17">X</text:span></text:span><text:span text:style-name="T19"> </text:span><text:span text:style-name="T20">to the nearest integer greater than or equal to that element.</text:span></text:p>
      <text:p text:style-name="Standard"/>
      <text:p text:style-name="P8"><text:span text:style-name="T20">No caso, ao fazer ceil((npts+1)/2)) serve para garantir que não vamos obter um valor de half_points que não seja inteiro.</text:span></text:p>
      <text:p text:style-name="Standard"><text:span text:style-name="T6"/></text:p>
      <text:p text:style-name="Standard"><text:span text:style-name="T1"/></text:p>
      <text:p text:style-name="Standard"><text:span text:style-name="T1">amp = amp(1:half_npts, :);</text:span></text:p>
      <text:p text:style-name="Standard"><text:span text:style-name="T1">ph = ph(1:half_npts, :);</text:span></text:p>
      <text:p text:style-name="Standard"><text:span text:style-name="T1"><text:s/></text:span></text:p>
      <text:p text:style-name="Standard"><text:span text:style-name="T2">if</text:span><text:span text:style-name="T1"> rem(npts,2) &gt; 0</text:span></text:p>
      <text:p text:style-name="Standard"><text:span text:style-name="T1"><text:s text:c="4"/>amp = [amp(1,:); 2*amp(2:end,:)];</text:span></text:p>
      <text:p text:style-name="Standard"><text:span text:style-name="T2">else</text:span></text:p>
      <text:p text:style-name="Standard"><text:span text:style-name="T1"><text:s text:c="4"/>amp = [amp(1,:); 2*amp(2:end-1,:); amp(end,:)];</text:span></text:p>
      <text:p text:style-name="Standard"><text:span text:style-name="T2">end</text:span></text:p>
      <text:p text:style-name="Standard"><text:span text:style-name="T2"><text:s/></text:span></text:p>
      <text:p text:style-name="Standard"><text:span text:style-name="T1">df = Fs/npts;</text:span></text:p>
      <text:p text:style-name="Standard"><text:span text:style-name="T1"><text:s/></text:span></text:p>
      <text:p text:style-name="Standard"><text:span text:style-name="T1">f = 0:df:(half_npts-1)*df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deu </meta:initial-creator>
    <meta:creation-date>2016-11-09T09:30:10.966169392</meta:creation-date>
    <dc:date>2016-11-09T10:22:53.036454745</dc:date>
    <dc:creator>tadeu </dc:creator>
    <meta:editing-duration>PT37M29S</meta:editing-duration>
    <meta:editing-cycles>6</meta:editing-cycles>
    <meta:generator>LibreOffice/4.3.3.2$Linux_X86_64 LibreOffice_project/430m0$Build-2</meta:generator>
    <meta:document-statistic meta:table-count="0" meta:image-count="0" meta:object-count="0" meta:page-count="3" meta:paragraph-count="93" meta:word-count="565" meta:character-count="3317" meta:non-whitespace-character-count="2391"/>
  </office:meta>
</office:document-meta>
</file>